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34d92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182c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8b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41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41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41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417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418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41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42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42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42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642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642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42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642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6427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6428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642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643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643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643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643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643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643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643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95" svg:stroke-width="0.049cm" svg:stroke-color="#000000" draw:marker-start="Extrémité_20_de_20_ligne_20_2" draw:marker-start-width="0.275cm" draw:marker-start-center="false" draw:marker-end="Extrémité_20_de_20_ligne_20_3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9" style:family="graphic" style:parent-style-name="standard">
      <style:graphic-properties draw:stroke="none" draw:stroke-dash="Dashed_20__28_var_29__20_97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3.383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none" draw:stroke-dash="Dashed_20__28_var_29__20_98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>
      <style:graphic-properties draw:stroke="none" draw:stroke-dash="Dashed_20__28_var_29__20_99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draw:stroke="none" draw:stroke-dash="Dashed_20__28_var_29__20_100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>
      <style:graphic-properties draw:stroke="none" draw:stroke-dash="Dashed_20__28_var_29__20_101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d34d92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0182c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Arial Unicode MS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999cm" svg:height="1.499cm" svg:x="6.835cm" svg:y="14.894cm" svg:viewBox="0 0 3000 1500" draw:points="0,0 1000,0 1000,500 3000,500 3000,1000 2000,1000 2000,1500 1500,1500 1500,1000 0,1000">
            <text:p/>
          </draw:polygon>
          <draw:polygon draw:style-name="gr2" draw:text-style-name="P2" draw:layer="layout" svg:width="1.499cm" svg:height="1.499cm" svg:x="12.835cm" svg:y="13.394cm" svg:viewBox="0 0 1500 1500" draw:points="1500,0 1000,0 1000,500 500,500 500,1000 0,1000 0,1500 1000,1500 1000,1000 1500,1000">
            <text:p/>
          </draw:polygon>
          <draw:polygon draw:style-name="gr3" draw:text-style-name="P3" draw:layer="layout" svg:width="2.499cm" svg:height="1.499cm" svg:x="9.335cm" svg:y="13.394cm" svg:viewBox="0 0 2500 1500" draw:points="0,500 1000,500 1000,0 1500,0 1500,500 2500,500 2500,1500 1500,1500 0,1500">
            <text:p/>
          </draw:polygon>
          <draw:polygon draw:style-name="gr4" draw:text-style-name="P4" draw:layer="layout" svg:width="1.999cm" svg:height="0.999cm" svg:x="6.835cm" svg:y="13.394cm" svg:viewBox="0 0 2000 1000" draw:points="0,0 2000,0 2000,1000 0,1000">
            <text:p/>
          </draw:polygon>
          <draw:g>
            <draw:line draw:style-name="gr5" draw:text-style-name="P5" draw:layer="layout" svg:x1="6.835cm" svg:y1="13.394cm" svg:x2="6.835cm" svg:y2="16.394cm">
              <text:p/>
            </draw:line>
            <draw:line draw:style-name="gr6" draw:text-style-name="P5" draw:layer="layout" svg:x1="7.335cm" svg:y1="13.394cm" svg:x2="7.335cm" svg:y2="16.394cm">
              <text:p/>
            </draw:line>
            <draw:line draw:style-name="gr7" draw:text-style-name="P5" draw:layer="layout" svg:x1="7.835cm" svg:y1="13.394cm" svg:x2="7.835cm" svg:y2="16.394cm">
              <text:p/>
            </draw:line>
            <draw:line draw:style-name="gr8" draw:text-style-name="P5" draw:layer="layout" svg:x1="8.335cm" svg:y1="13.394cm" svg:x2="8.335cm" svg:y2="16.394cm">
              <text:p/>
            </draw:line>
            <draw:line draw:style-name="gr9" draw:text-style-name="P5" draw:layer="layout" svg:x1="8.835cm" svg:y1="13.394cm" svg:x2="8.835cm" svg:y2="16.394cm">
              <text:p/>
            </draw:line>
            <draw:line draw:style-name="gr10" draw:text-style-name="P5" draw:layer="layout" svg:x1="9.335cm" svg:y1="13.394cm" svg:x2="9.335cm" svg:y2="16.394cm">
              <text:p/>
            </draw:line>
            <draw:line draw:style-name="gr11" draw:text-style-name="P5" draw:layer="layout" svg:x1="9.835cm" svg:y1="13.394cm" svg:x2="9.835cm" svg:y2="16.394cm">
              <text:p/>
            </draw:line>
            <draw:line draw:style-name="gr12" draw:text-style-name="P5" draw:layer="layout" svg:x1="10.335cm" svg:y1="13.394cm" svg:x2="10.335cm" svg:y2="16.394cm">
              <text:p/>
            </draw:line>
            <draw:line draw:style-name="gr13" draw:text-style-name="P5" draw:layer="layout" svg:x1="10.835cm" svg:y1="13.394cm" svg:x2="10.835cm" svg:y2="16.394cm">
              <text:p/>
            </draw:line>
            <draw:line draw:style-name="gr14" draw:text-style-name="P5" draw:layer="layout" svg:x1="11.335cm" svg:y1="13.394cm" svg:x2="11.335cm" svg:y2="16.394cm">
              <text:p/>
            </draw:line>
            <draw:line draw:style-name="gr15" draw:text-style-name="P5" draw:layer="layout" svg:x1="11.835cm" svg:y1="13.394cm" svg:x2="11.835cm" svg:y2="16.394cm">
              <text:p/>
            </draw:line>
            <draw:line draw:style-name="gr16" draw:text-style-name="P5" draw:layer="layout" svg:x1="12.335cm" svg:y1="13.394cm" svg:x2="12.335cm" svg:y2="16.394cm">
              <text:p/>
            </draw:line>
            <draw:line draw:style-name="gr17" draw:text-style-name="P5" draw:layer="layout" svg:x1="12.835cm" svg:y1="13.394cm" svg:x2="12.835cm" svg:y2="16.394cm">
              <text:p/>
            </draw:line>
            <draw:line draw:style-name="gr18" draw:text-style-name="P5" draw:layer="layout" svg:x1="13.335cm" svg:y1="13.394cm" svg:x2="13.335cm" svg:y2="16.394cm">
              <text:p/>
            </draw:line>
            <draw:line draw:style-name="gr19" draw:text-style-name="P5" draw:layer="layout" svg:x1="13.835cm" svg:y1="13.394cm" svg:x2="13.835cm" svg:y2="16.394cm">
              <text:p/>
            </draw:line>
            <draw:line draw:style-name="gr20" draw:text-style-name="P5" draw:layer="layout" svg:x1="14.335cm" svg:y1="13.394cm" svg:x2="14.335cm" svg:y2="16.394cm">
              <text:p/>
            </draw:line>
            <draw:line draw:style-name="gr21" draw:text-style-name="P5" draw:layer="layout" svg:x1="6.835cm" svg:y1="13.394cm" svg:x2="14.336cm" svg:y2="13.394cm">
              <text:p/>
            </draw:line>
            <draw:line draw:style-name="gr22" draw:text-style-name="P5" draw:layer="layout" svg:x1="6.835cm" svg:y1="13.894cm" svg:x2="14.336cm" svg:y2="13.894cm">
              <text:p/>
            </draw:line>
            <draw:line draw:style-name="gr23" draw:text-style-name="P5" draw:layer="layout" svg:x1="6.835cm" svg:y1="14.394cm" svg:x2="14.336cm" svg:y2="14.394cm">
              <text:p/>
            </draw:line>
            <draw:line draw:style-name="gr24" draw:text-style-name="P5" draw:layer="layout" svg:x1="6.835cm" svg:y1="14.894cm" svg:x2="14.336cm" svg:y2="14.894cm">
              <text:p/>
            </draw:line>
            <draw:line draw:style-name="gr25" draw:text-style-name="P5" draw:layer="layout" svg:x1="6.835cm" svg:y1="15.394cm" svg:x2="14.336cm" svg:y2="15.394cm">
              <text:p/>
            </draw:line>
            <draw:line draw:style-name="gr26" draw:text-style-name="P5" draw:layer="layout" svg:x1="6.835cm" svg:y1="15.892cm" svg:x2="14.336cm" svg:y2="15.892cm">
              <text:p/>
            </draw:line>
            <draw:line draw:style-name="gr27" draw:text-style-name="P5" draw:layer="layout" svg:x1="6.835cm" svg:y1="16.393cm" svg:x2="14.336cm" svg:y2="16.393cm">
              <text:p/>
            </draw:line>
          </draw:g>
          <draw:line draw:style-name="gr28" draw:text-style-name="P6" draw:layer="layout" svg:x1="10.585cm" svg:y1="15.892cm" svg:x2="10.585cm" svg:y2="16.392cm">
            <text:p/>
          </draw:line>
          <draw:frame draw:style-name="gr29" draw:text-style-name="P8" draw:layer="layout" svg:width="3.883cm" svg:height="0.63cm" svg:x="10.652cm" svg:y="15.894cm">
            <draw:text-box>
              <text:p text:style-name="P7"><text:span text:style-name="T1">u : Unité de longueur</text:span></text:p>
            </draw:text-box>
          </draw:frame>
          <draw:frame draw:style-name="gr30" draw:text-style-name="P9" draw:layer="layout" svg:width="0.726cm" svg:height="0.63cm" svg:x="7.19cm" svg:y="13.394cm">
            <draw:text-box>
              <text:p text:style-name="P7"><text:span text:style-name="T2">1</text:span></text:p>
            </draw:text-box>
          </draw:frame>
          <draw:frame draw:style-name="gr31" draw:text-style-name="P9" draw:layer="layout" svg:width="0.726cm" svg:height="0.63cm" svg:x="10.239cm" svg:y="13.853cm">
            <draw:text-box>
              <text:p text:style-name="P7"><text:span text:style-name="T2">2</text:span></text:p>
            </draw:text-box>
          </draw:frame>
          <draw:frame draw:style-name="gr32" draw:text-style-name="P10" draw:layer="layout" svg:width="0.726cm" svg:height="0.63cm" svg:x="13.238cm" svg:y="13.855cm">
            <draw:text-box>
              <text:p text:style-name="P7"><text:span text:style-name="T3">3</text:span></text:p>
            </draw:text-box>
          </draw:frame>
          <draw:frame draw:style-name="gr33" draw:text-style-name="P9" draw:layer="layout" svg:width="0.726cm" svg:height="0.63cm" svg:x="7.209cm" svg:y="15.326cm">
            <draw:text-box>
              <text:p text:style-name="P7"><text:span text:style-name="T2">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_20_de_20_ligne_20_2" draw:display-name="Extrémité de ligne 2" svg:viewBox="0 0 836 110" svg:d="M0 0h278 278 280v36 36 38h-278-278-280v-36-36z"/>
    <draw:marker draw:name="Extrémité_20_de_20_ligne_20_3" draw:display-name="Extrémité de ligne 3" svg:viewBox="0 0 836 110" svg:d="M0 0h278 278 280v36 36 38h-278-278-280v-36-36z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6414" draw:display-name="Dashed (var) 6414" draw:style="rect" draw:dots1="1" draw:dots1-length="0.006cm" draw:dots2="1" draw:dots2-length="0.006cm" draw:distance="0.006cm"/>
    <draw:stroke-dash draw:name="Dashed_20__28_var_29__20_6415" draw:display-name="Dashed (var) 6415" draw:style="rect" draw:dots1="1" draw:dots1-length="0.006cm" draw:dots2="1" draw:dots2-length="0.006cm" draw:distance="0.006cm"/>
    <draw:stroke-dash draw:name="Dashed_20__28_var_29__20_6416" draw:display-name="Dashed (var) 6416" draw:style="rect" draw:dots1="1" draw:dots1-length="0.006cm" draw:dots2="1" draw:dots2-length="0.006cm" draw:distance="0.006cm"/>
    <draw:stroke-dash draw:name="Dashed_20__28_var_29__20_6417" draw:display-name="Dashed (var) 6417" draw:style="rect" draw:dots1="1" draw:dots1-length="0.006cm" draw:dots2="1" draw:dots2-length="0.006cm" draw:distance="0.006cm"/>
    <draw:stroke-dash draw:name="Dashed_20__28_var_29__20_6418" draw:display-name="Dashed (var) 6418" draw:style="rect" draw:dots1="1" draw:dots1-length="0.006cm" draw:dots2="1" draw:dots2-length="0.006cm" draw:distance="0.006cm"/>
    <draw:stroke-dash draw:name="Dashed_20__28_var_29__20_6419" draw:display-name="Dashed (var) 6419" draw:style="rect" draw:dots1="1" draw:dots1-length="0.006cm" draw:dots2="1" draw:dots2-length="0.006cm" draw:distance="0.006cm"/>
    <draw:stroke-dash draw:name="Dashed_20__28_var_29__20_6420" draw:display-name="Dashed (var) 6420" draw:style="rect" draw:dots1="1" draw:dots1-length="0.006cm" draw:dots2="1" draw:dots2-length="0.006cm" draw:distance="0.006cm"/>
    <draw:stroke-dash draw:name="Dashed_20__28_var_29__20_6421" draw:display-name="Dashed (var) 6421" draw:style="rect" draw:dots1="1" draw:dots1-length="0.006cm" draw:dots2="1" draw:dots2-length="0.006cm" draw:distance="0.006cm"/>
    <draw:stroke-dash draw:name="Dashed_20__28_var_29__20_6422" draw:display-name="Dashed (var) 6422" draw:style="rect" draw:dots1="1" draw:dots1-length="0.006cm" draw:dots2="1" draw:dots2-length="0.006cm" draw:distance="0.006cm"/>
    <draw:stroke-dash draw:name="Dashed_20__28_var_29__20_6423" draw:display-name="Dashed (var) 6423" draw:style="rect" draw:dots1="1" draw:dots1-length="0.006cm" draw:dots2="1" draw:dots2-length="0.006cm" draw:distance="0.006cm"/>
    <draw:stroke-dash draw:name="Dashed_20__28_var_29__20_6424" draw:display-name="Dashed (var) 6424" draw:style="rect" draw:dots1="1" draw:dots1-length="0.006cm" draw:dots2="1" draw:dots2-length="0.006cm" draw:distance="0.006cm"/>
    <draw:stroke-dash draw:name="Dashed_20__28_var_29__20_6425" draw:display-name="Dashed (var) 6425" draw:style="rect" draw:dots1="1" draw:dots1-length="0.006cm" draw:dots2="1" draw:dots2-length="0.006cm" draw:distance="0.006cm"/>
    <draw:stroke-dash draw:name="Dashed_20__28_var_29__20_6426" draw:display-name="Dashed (var) 6426" draw:style="rect" draw:dots1="1" draw:dots1-length="0.006cm" draw:dots2="1" draw:dots2-length="0.006cm" draw:distance="0.006cm"/>
    <draw:stroke-dash draw:name="Dashed_20__28_var_29__20_6427" draw:display-name="Dashed (var) 6427" draw:style="rect" draw:dots1="1" draw:dots1-length="0.006cm" draw:dots2="1" draw:dots2-length="0.006cm" draw:distance="0.006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06cm" draw:dots2="1" draw:dots2-length="0.006cm" draw:distance="0.006cm"/>
    <draw:stroke-dash draw:name="Dashed_20__28_var_29__20_6434" draw:display-name="Dashed (var) 6434" draw:style="rect" draw:dots1="1" draw:dots1-length="0.006cm" draw:dots2="1" draw:dots2-length="0.006cm" draw:distance="0.006cm"/>
    <draw:stroke-dash draw:name="Dashed_20__28_var_29__20_6435" draw:display-name="Dashed (var) 6435" draw:style="rect" draw:dots1="1" draw:dots1-length="0.006cm" draw:dots2="1" draw:dots2-length="0.006cm" draw:distance="0.006cm"/>
    <draw:stroke-dash draw:name="Dashed_20__28_var_29__20_6436" draw:display-name="Dashed (var) 6436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1:30:46.754982477</meta:creation-date>
    <dc:date>2018-03-22T11:31:04.063163872</dc:date>
    <meta:editing-duration>PT17S</meta:editing-duration>
    <meta:editing-cycles>1</meta:editing-cycles>
    <meta:document-statistic meta:object-count="35"/>
    <meta:generator>LibreOffice/6.0.0.3$MacOSX_X86_64 LibreOffice_project/64a0f66915f38c6217de274f0aa8e15618924765</meta:generator>
  </office:meta>
</office:document-meta>
</file>